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69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8.8cm" svg:height="2.5cm" svg:x="1cm" svg:y="1cm">
          <draw:text-box>
            <text:p><text:span text:style-name="T1">MODE MANAGER TASK</text:span></text:p>
            <text:p><text:span text:style-name="T2">Constant: DIST</text:span></text:p>
            <text:p><text:span text:style-name="T2">Variable: STATE</text:span></text:p>
            <text:p><text:span text:style-name="T2">Input: BT_CONNECT, BT_DISCONNECT</text:span></text:p>
          </draw:text-box>
        </draw:frame>
        <draw:custom-shape draw:style-name="gr2" draw:text-style-name="P2" xml:id="id1" draw:id="id1" draw:layer="layout" svg:width="3.4cm" svg:height="3.4cm" svg:x="9.10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101cm" svg:y1="7.851cm" svg:x2="12.501cm" svg:y2="7.851cm">
          <text:p/>
        </draw:line>
        <draw:frame draw:style-name="gr4" draw:text-style-name="P5" draw:layer="layout" svg:width="2.099cm" svg:height="0.962cm" svg:x="9.901cm" svg:y="6.951cm">
          <draw:text-box>
            <text:p text:style-name="P4"><text:span text:style-name="T3">MM0</text:span></text:p>
          </draw:text-box>
        </draw:frame>
        <draw:custom-shape draw:style-name="gr5" draw:text-style-name="P2" xml:id="id2" draw:id="id2" draw:layer="layout" svg:width="3.4cm" svg:height="3.4cm" svg:x="18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8.4cm" svg:y1="7.85cm" svg:x2="21.8cm" svg:y2="7.85cm">
          <text:p/>
        </draw:line>
        <draw:frame draw:style-name="gr7" draw:text-style-name="P5" draw:layer="layout" svg:width="2.1cm" svg:height="0.962cm" svg:x="19.2cm" svg:y="6.95cm">
          <draw:text-box>
            <text:p text:style-name="P4"><text:span text:style-name="T3">MM1</text:span></text:p>
          </draw:text-box>
        </draw:frame>
        <draw:line draw:style-name="gr8" draw:text-style-name="P6" draw:layer="layout" svg:x1="4.3cm" svg:y1="8.1cm" svg:x2="9.1cm" svg:y2="8.1cm">
          <text:p/>
        </draw:line>
        <draw:connector draw:style-name="gr8" draw:text-style-name="P6" draw:layer="layout" draw:type="curve" svg:x1="12.003cm" svg:y1="6.898cm" svg:x2="18.898cm" svg:y2="6.898cm" draw:start-shape="id1" draw:start-glue-point="11" draw:end-shape="id2" draw:end-glue-point="5" svg:d="M12003 6898h6895" svg:viewBox="0 0 6896 1">
          <text:p/>
        </draw:connector>
        <draw:connector draw:style-name="gr8" draw:text-style-name="P6" draw:layer="layout" draw:type="curve" svg:x1="18.898cm" svg:y1="9.302cm" svg:x2="12.003cm" svg:y2="9.302cm" draw:start-shape="id2" draw:start-glue-point="7" draw:end-shape="id1" draw:end-glue-point="9" svg:d="M18898 9302h-6895" svg:viewBox="0 0 6896 1">
          <text:p/>
        </draw:connector>
        <draw:frame draw:style-name="gr9" draw:text-style-name="P8" draw:layer="layout" svg:width="2.3cm" svg:height="0.7cm" svg:x="14.3cm" svg:y="6.2cm">
          <draw:text-box>
            <text:p text:style-name="P7"><text:span text:style-name="T4">HC &lt; DIST</text:span></text:p>
          </draw:text-box>
        </draw:frame>
        <draw:frame draw:style-name="gr10" draw:text-style-name="P8" draw:layer="layout" svg:width="3.1cm" svg:height="0.8cm" svg:x="9.4cm" svg:y="8.2cm">
          <draw:text-box>
            <text:p text:style-name="P7"><text:span text:style-name="T4">STATE = AUTO</text:span></text:p>
          </draw:text-box>
        </draw:frame>
        <draw:frame draw:style-name="gr11" draw:text-style-name="P8" draw:layer="layout" svg:width="2.5cm" svg:height="0.645cm" svg:x="14.2cm" svg:y="8.7cm">
          <draw:text-box>
            <text:p text:style-name="P7"><text:span text:style-name="T4">HC &gt;= DIST</text:span></text:p>
          </draw:text-box>
        </draw:frame>
        <draw:custom-shape draw:style-name="gr12" draw:text-style-name="P2" xml:id="id3" draw:id="id3" draw:layer="layout" svg:width="3.4cm" svg:height="3.4cm" svg:x="13.9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1cm" svg:height="0.962cm" svg:x="14.7cm" svg:y="13.65cm">
          <draw:text-box>
            <text:p text:style-name="P4"><text:span text:style-name="T3">MM2</text:span></text:p>
          </draw:text-box>
        </draw:frame>
        <draw:line draw:style-name="gr14" draw:text-style-name="P3" draw:layer="layout" svg:x1="13.9cm" svg:y1="14.6cm" svg:x2="17.3cm" svg:y2="14.6cm">
          <text:p/>
        </draw:line>
        <draw:connector draw:style-name="gr8" draw:text-style-name="P6" draw:layer="layout" draw:type="curve" svg:x1="20.1cm" svg:y1="9.8cm" svg:x2="17.3cm" svg:y2="14.8cm" draw:start-shape="id2" draw:start-glue-point="8" draw:end-shape="id3" draw:end-glue-point="10" svg:d="M20100 9800c0 3334-933 5000-2800 5000" svg:viewBox="0 0 2801 5001">
          <text:p/>
        </draw:connector>
        <draw:connector draw:style-name="gr8" draw:text-style-name="P6" draw:layer="layout" draw:type="curve" svg:x1="13.9cm" svg:y1="14.8cm" svg:x2="10.801cm" svg:y2="9.8cm" draw:start-shape="id3" draw:start-glue-point="6" draw:end-shape="id1" draw:end-glue-point="8" svg:d="M13900 14800c-2066 0-3099-1666-3099-5000" svg:viewBox="0 0 3100 5001">
          <text:p/>
        </draw:connector>
        <draw:frame draw:style-name="gr9" draw:text-style-name="P8" draw:layer="layout" svg:width="3.3cm" svg:height="0.7cm" svg:x="20cm" svg:y="12cm">
          <draw:text-box>
            <text:p text:style-name="P7"><text:span text:style-name="T4">BT_CONNECT</text:span></text:p>
          </draw:text-box>
        </draw:frame>
        <draw:frame draw:style-name="gr15" draw:text-style-name="P8" draw:layer="layout" svg:width="3.8cm" svg:height="1.039cm" svg:x="7.6cm" svg:y="12.1cm">
          <draw:text-box>
            <text:p text:style-name="P7"><text:span text:style-name="T4">BT_DISCONNECT</text:span></text:p>
          </draw:text-box>
        </draw:frame>
        <draw:frame draw:style-name="gr10" draw:text-style-name="P8" draw:layer="layout" svg:width="3.1cm" svg:height="0.8cm" svg:x="14.2cm" svg:y="14.9cm">
          <draw:text-box>
            <text:p text:style-name="P7"><text:span text:style-name="T4">STATE = MAN</text:span></text:p>
          </draw:text-box>
        </draw:frame>
        <draw:frame draw:style-name="gr10" draw:text-style-name="P8" draw:layer="layout" svg:width="3.1cm" svg:height="0.8cm" svg:x="9.4cm" svg:y="8.2cm">
          <draw:text-box>
            <text:p text:style-name="P7"><text:span text:style-name="T4">STATE = AU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2:05:36.551000000</meta:creation-date>
    <dc:date>2019-02-10T13:05:59.600000000</dc:date>
    <meta:editing-duration>PT8M58S</meta:editing-duration>
    <meta:editing-cycles>5</meta:editing-cycles>
    <meta:generator>LibreOffice/6.0.3.2$Windows_X86_64 LibreOffice_project/8f48d515416608e3a835360314dac7e47fd0b821</meta:generator>
    <meta:document-statistic meta:object-count="22"/>
  </office:meta>
</office:document-meta>
</file>